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end"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StrongEmphasis" style:family="text">
      <style:text-properties style:font-name="Bitstream Vera Sans" style:font-name-complex="Tahoma" fo:font-size="11pt" style:font-size-asian="11pt" style:font-size-complex="11pt"/>
    </style:style>
    <style:style style:name="T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0" style:parent-style-name="Textbody" style:family="paragraph">
      <style:paragraph-properties fo:text-align="justify" fo:margin-bottom="0in" fo:line-height="150%"/>
    </style:style>
    <style:style style:name="T2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5" style:parent-style-name="Textbody" style:family="paragraph">
      <style:paragraph-properties fo:text-align="justify" fo:margin-bottom="0in" fo:line-height="150%"/>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 style:parent-style-name="StrongEmphasis" style:family="text">
      <style:text-properties style:font-name="Bitstream Vera Sans" style:font-name-complex="Tahoma" fo:font-size="11pt" style:font-size-asian="11pt" style:font-size-complex="11pt"/>
    </style:style>
    <style:style style:name="T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0" style:parent-style-name="Standard" style:family="paragraph">
      <style:paragraph-properties fo:text-align="justify" fo:line-height="150%"/>
      <style:text-properties fo:font-weight="bold" style:font-weight-asian="bold" style:font-weight-complex="bold"/>
    </style:style>
    <style:style style:name="P41" style:parent-style-name="Textbody" style:family="paragraph">
      <style:paragraph-properties fo:text-align="justify" fo:margin-bottom="0in" fo:line-height="150%"/>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 style:parent-style-name="StrongEmphasis" style:family="text">
      <style:text-properties style:font-name="Bitstream Vera Sans" style:font-name-complex="Tahoma" fo:font-size="11pt" style:font-size-asian="11pt" style:font-size-complex="11pt"/>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9" style:parent-style-name="Standard" style:family="paragraph">
      <style:paragraph-properties fo:text-align="justify" fo:line-height="150%"/>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Textbody" style:family="paragraph">
      <style:paragraph-properties fo:text-align="justify" fo:margin-bottom="0in" fo:line-height="150%"/>
    </style:style>
    <style:style style:name="T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size="11pt" style:font-size-asian="11pt" style:font-size-complex="11pt"/>
    </style:style>
    <style:style style:name="T63" style:parent-style-name="VarsayılanParagrafYazıTipi"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size="11pt" style:font-size-asian="11pt" style:font-size-complex="11pt"/>
    </style:style>
    <style:style style:name="T65" style:parent-style-name="VarsayılanParagrafYazıTipi" style:family="text">
      <style:text-properties style:font-name="Bitstream Vera Sans" style:font-name-complex="Tahoma" fo:font-size="11pt" style:font-size-asian="11pt" style:font-size-complex="11pt"/>
    </style:style>
    <style:style style:name="P66" style:parent-style-name="Textbody" style:family="paragraph">
      <style:paragraph-properties fo:text-align="justify" fo:margin-bottom="0in" fo:line-height="150%"/>
    </style:style>
    <style:style style:name="T6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2" style:parent-style-name="Textbody" style:family="paragraph">
      <style:paragraph-properties fo:text-align="justify" fo:margin-bottom="0in" fo:line-height="150%"/>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StrongEmphasis" style:family="text">
      <style:text-properties style:font-name="Bitstream Vera Sans" style:font-name-complex="Tahoma" fo:font-size="11pt" style:font-size-asian="11pt" style:font-size-complex="11pt"/>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2" style:parent-style-name="Textbody" style:family="paragraph">
      <style:paragraph-properties fo:text-align="justify" fo:margin-bottom="0in" fo:line-height="100%"/>
    </style:style>
    <style:style style:name="T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99" style:parent-style-name="Textbody" style:family="paragraph">
      <style:paragraph-properties fo:text-align="justify" fo:margin-bottom="0in" fo:line-height="100%"/>
    </style:style>
    <style:style style:name="T1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style:text-position="super 63.6%" fo:font-size="11pt" style:font-size-asian="11pt" style:font-size-complex="11pt"/>
    </style:style>
    <style:style style:name="T109" style:parent-style-name="VarsayılanParagrafYazıTipi" style:family="text">
      <style:text-properties style:font-name="Bitstream Vera Sans" style:font-name-complex="Tahoma" style:text-position="super 63.6%" fo:font-size="11pt" style:font-size-asian="11pt" style:font-size-complex="11pt"/>
    </style:style>
    <style:style style:name="P110" style:parent-style-name="Textbody" style:family="paragraph">
      <style:paragraph-properties fo:text-align="justify" fo:margin-bottom="0in" fo:line-height="100%"/>
    </style:style>
    <style:style style:name="T111" style:parent-style-name="StrongEmphasis" style:family="text">
      <style:text-properties style:font-name="Bitstream Vera Sans" style:font-name-complex="Tahoma" fo:font-size="11pt" style:font-size-asian="11pt" style:font-size-complex="11pt"/>
    </style:style>
    <style:style style:name="P112" style:parent-style-name="Textbody" style:family="paragraph">
      <style:paragraph-properties fo:text-align="justify" fo:margin-bottom="0in" fo:line-height="100%"/>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17" style:parent-style-name="Textbody" style:family="paragraph">
      <style:paragraph-properties fo:text-align="justify" fo:margin-bottom="0in" fo:line-height="100%"/>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T126" style:parent-style-name="VarsayılanParagrafYazıTipi" style:family="text">
      <style:text-properties style:font-name="Bitstream Vera Sans" style:font-name-complex="Tahoma" style:text-position="super 63.6%" fo:font-size="11pt" style:font-size-asian="11pt" style:font-size-complex="11pt"/>
    </style:style>
    <style:style style:name="P127" style:parent-style-name="Textbody" style:family="paragraph">
      <style:paragraph-properties fo:text-align="justify" fo:margin-bottom="0in" fo:line-height="100%"/>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style:text-position="super 63.6%"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StrongEmphasis" style:family="text">
      <style:text-properties style:font-name="Bitstream Vera Sans" style:font-name-complex="Tahoma" fo:font-size="11pt" style:font-size-asian="11pt" style:font-size-complex="11pt"/>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45" style:parent-style-name="Textbody" style:family="paragraph">
      <style:paragraph-properties fo:text-align="justify" fo:margin-bottom="0in" fo:line-height="100%"/>
    </style:style>
    <style:style style:name="T146" style:parent-style-name="StrongEmphasis" style:family="text">
      <style:text-properties style:font-name="Bitstream Vera Sans" style:font-name-complex="Tahoma"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58" style:parent-style-name="Textbody" style:family="paragraph">
      <style:paragraph-properties fo:text-align="justify" fo:margin-bottom="0in" fo:line-height="100%"/>
    </style:style>
    <style:style style:name="T1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65" style:parent-style-name="Textbody" style:family="paragraph">
      <style:paragraph-properties fo:text-align="justify" fo:margin-bottom="0in" fo:line-height="100%"/>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77" style:parent-style-name="Textbody" style:family="paragraph">
      <style:paragraph-properties fo:text-align="justify" fo:margin-bottom="0in" fo:line-height="100%"/>
    </style:style>
    <style:style style:name="T1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2" style:parent-style-name="Textbody" style:family="paragraph">
      <style:paragraph-properties fo:text-align="justify" fo:margin-bottom="0in" fo:line-height="100%"/>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89" style:parent-style-name="Textbody" style:family="paragraph">
      <style:paragraph-properties fo:text-align="justify" fo:margin-bottom="0in" fo:line-height="100%"/>
    </style:style>
    <style:style style:name="T190" style:parent-style-name="StrongEmphasis" style:family="text">
      <style:text-properties style:font-name="Bitstream Vera Sans" style:font-name-complex="Tahoma" fo:font-size="11pt" style:font-size-asian="11pt" style:font-size-complex="11pt"/>
    </style:style>
    <style:style style:name="T1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95" style:parent-style-name="Standard" style:family="paragraph">
      <style:paragraph-properties fo:text-align="justify"/>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97" style:parent-style-name="Standard" style:family="paragraph">
      <style:paragraph-properties fo:text-align="justify"/>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P203" style:parent-style-name="Standard" style:family="paragraph">
      <style:paragraph-properties fo:text-align="justify"/>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P208" style:parent-style-name="Standard" style:family="paragraph">
      <style:paragraph-properties fo:text-align="justify"/>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P212" style:parent-style-name="Standard" style:family="paragraph">
      <style:paragraph-properties fo:text-align="justify"/>
    </style:style>
    <style:style style:name="T2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P215" style:parent-style-name="Standard" style:family="paragraph">
      <style:paragraph-properties fo:text-align="justify"/>
    </style:style>
    <style:style style:name="T2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P222" style:parent-style-name="Standard" style:family="paragraph">
      <style:paragraph-properties fo:text-align="justify"/>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style:text-position="super 63.6%" fo:font-size="11pt" style:font-size-asian="11pt" style:font-size-complex="11pt"/>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style:text-position="super 63.6%" fo:font-size="11pt" style:font-size-asian="11pt" style:font-size-complex="11pt"/>
    </style:style>
    <style:style style:name="P240" style:parent-style-name="Textbody" style:family="paragraph">
      <style:paragraph-properties fo:text-align="justify" fo:margin-bottom="0in" fo:line-height="100%"/>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6" style:parent-style-name="Textbody" style:family="paragraph">
      <style:paragraph-properties fo:text-align="justify" fo:margin-bottom="0in" fo:line-height="100%"/>
    </style:style>
    <style:style style:name="T257" style:parent-style-name="StrongEmphasis" style:family="text">
      <style:text-properties style:font-name="Bitstream Vera Sans" style:font-name-complex="Tahoma" fo:font-size="11pt" style:font-size-asian="11pt" style:font-size-complex="11pt" style:language-asian="tr" style:country-asian="TR"/>
    </style:style>
    <style:style style:name="T2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71" style:parent-style-name="Textbody" style:family="paragraph">
      <style:paragraph-properties fo:text-align="justify" fo:margin-bottom="0in" fo:line-height="100%"/>
    </style:style>
    <style:style style:name="T272" style:parent-style-name="StrongEmphasis" style:family="text">
      <style:text-properties style:font-name="Bitstream Vera Sans" style:font-name-complex="Tahoma" fo:font-size="11pt" style:font-size-asian="11pt" style:font-size-complex="11pt"/>
    </style:style>
    <style:style style:name="T273" style:parent-style-name="StrongEmphasis" style:family="text">
      <style:text-properties style:font-name="Bitstream Vera Sans" style:font-name-complex="Tahoma" fo:font-size="11pt" style:font-size-asian="11pt" style:font-size-complex="11pt"/>
    </style:style>
    <style:style style:name="T274" style:parent-style-name="StrongEmphasis" style:family="text">
      <style:text-properties style:font-name="Bitstream Vera Sans" style:font-name-complex="Tahoma" fo:font-size="11pt" style:font-size-asian="11pt" style:font-size-complex="11pt"/>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size="11pt" style:font-size-asian="11pt" style:font-size-complex="11pt"/>
    </style:style>
    <style:style style:name="T277" style:parent-style-name="StrongEmphasis" style:family="text">
      <style:text-properties style:font-name="Bitstream Vera Sans" style:font-name-complex="Tahoma" fo:font-size="11pt" style:font-size-asian="11pt" style:font-size-complex="11pt"/>
    </style:style>
    <style:style style:name="T278" style:parent-style-name="StrongEmphasis"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5" style:parent-style-name="Standard" style:family="paragraph">
      <style:paragraph-properties fo:widows="0" fo:orphans="0" fo:text-align="justify"/>
    </style:style>
    <style:style style:name="T296" style:parent-style-name="VarsayılanParagrafYazıTipi" style:family="text">
      <style:text-properties style:font-name="Bitstream Vera Sans" style:font-name-complex="Tahoma" fo:font-size="11pt" style:font-size-asian="11pt" style:font-size-complex="11pt"/>
    </style:style>
    <style:style style:name="P297" style:parent-style-name="Standard" style:family="paragraph">
      <style:paragraph-properties fo:widows="0" fo:orphans="0" fo:text-align="justify"/>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P301" style:parent-style-name="Standard" style:family="paragraph">
      <style:paragraph-properties fo:widows="0" fo:orphans="0" fo:text-align="justify"/>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Standard" style:family="paragraph">
      <style:paragraph-properties fo:widows="0" fo:orphans="0" fo:text-align="justify"/>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style:text-position="super 63.6%" fo:font-size="11pt" style:font-size-asian="11pt" style:font-size-complex="11pt"/>
    </style:style>
    <style:style style:name="P312" style:parent-style-name="Standard" style:family="paragraph">
      <style:paragraph-properties fo:widows="0" fo:orphans="0" fo:text-align="justify"/>
    </style:style>
    <style:style style:name="T313" style:parent-style-name="StrongEmphasis" style:family="text">
      <style:text-properties style:font-name="Bitstream Vera Sans" style:font-name-complex="Tahoma" fo:font-size="11pt" style:font-size-asian="11pt" style:font-size-complex="11pt"/>
    </style:style>
    <style:style style:name="T314" style:parent-style-name="StrongEmphasis" style:family="text">
      <style:text-properties style:font-name="Bitstream Vera Sans" style:font-name-complex="Tahoma" fo:font-size="11pt" style:font-size-asian="11pt" style:font-size-complex="11pt"/>
    </style:style>
    <style:style style:name="T315" style:parent-style-name="StrongEmphasis" style:family="text">
      <style:text-properties style:font-name="Bitstream Vera Sans" style:font-name-complex="Tahoma" fo:font-size="11pt" style:font-size-asian="11pt" style:font-size-complex="11pt"/>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1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18" style:parent-style-name="Textbody" style:family="paragraph">
      <style:paragraph-properties fo:text-align="justify" fo:margin-bottom="0in" fo:line-height="100%"/>
    </style:style>
    <style:style style:name="T319" style:parent-style-name="StrongEmphasis" style:family="text">
      <style:text-properties style:font-name="Bitstream Vera Sans" style:font-name-complex="Tahoma" fo:font-size="11pt" style:font-size-asian="11pt" style:font-size-complex="11pt"/>
    </style:style>
    <style:style style:name="T320" style:parent-style-name="StrongEmphasis" style:family="text">
      <style:text-properties style:font-name="Bitstream Vera Sans" style:font-name-complex="Tahoma" fo:font-size="11pt" style:font-size-asian="11pt" style:font-size-complex="11pt"/>
    </style:style>
    <style:style style:name="P321" style:parent-style-name="Textbody" style:family="paragraph">
      <style:paragraph-properties fo:text-align="justify" fo:margin-bottom="0in" fo:line-height="100%"/>
    </style:style>
    <style:style style:name="T322" style:parent-style-name="StrongEmphasis" style:family="text">
      <style:text-properties style:font-name="Bitstream Vera Sans" style:font-name-complex="Tahoma" fo:font-size="11pt" style:font-size-asian="11pt" style:font-size-complex="11pt"/>
    </style:style>
    <style:style style:name="T3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style:text-position="super 63.6%" fo:font-size="11pt" style:font-size-asian="11pt" style:font-size-complex="11pt"/>
    </style:style>
    <style:style style:name="P326" style:parent-style-name="Textbody" style:family="paragraph">
      <style:paragraph-properties fo:text-align="justify" fo:margin-bottom="0in" fo:line-height="100%"/>
    </style:style>
    <style:style style:name="T327" style:parent-style-name="StrongEmphasis" style:family="text">
      <style:text-properties style:font-name="Bitstream Vera Sans" style:font-name-complex="Tahoma" fo:font-size="11pt" style:font-size-asian="11pt" style:font-size-complex="11pt"/>
    </style:style>
    <style:style style:name="T3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P331" style:parent-style-name="Textbody" style:family="paragraph">
      <style:paragraph-properties fo:text-align="justify" fo:margin-bottom="0in" fo:line-height="100%"/>
    </style:style>
    <style:style style:name="T332" style:parent-style-name="StrongEmphasis" style:family="text">
      <style:text-properties style:font-name="Bitstream Vera Sans" style:font-name-complex="Tahoma" fo:font-size="11pt" style:font-size-asian="11pt" style:font-size-complex="11pt"/>
    </style:style>
    <style:style style:name="T33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StrongEmphasis" style:family="text">
      <style:text-properties style:font-name="Bitstream Vera Sans" style:font-name-complex="Tahoma" fo:font-size="11pt" style:font-size-asian="11pt" style:font-size-complex="11pt"/>
    </style:style>
    <style:style style:name="T339" style:parent-style-name="StrongEmphasis" style:family="text">
      <style:text-properties style:font-name="Bitstream Vera Sans" style:font-name-complex="Tahoma" fo:font-size="11pt" style:font-size-asian="11pt" style:font-size-complex="11pt"/>
    </style:style>
    <style:style style:name="T340" style:parent-style-name="StrongEmphasis" style:family="text">
      <style:text-properties style:font-name="Bitstream Vera Sans" style:font-name-complex="Tahoma" fo:font-size="11pt" style:font-size-asian="11pt" style:font-size-complex="11pt"/>
    </style:style>
    <style:style style:name="T3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3" style:parent-style-name="Textbody" style:family="paragraph">
      <style:paragraph-properties fo:text-align="justify" fo:margin-bottom="0in" fo:line-height="100%"/>
    </style:style>
    <style:style style:name="T3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6" style:parent-style-name="StrongEmphasis"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34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style:text-position="super 63.6%" fo:font-size="11pt" style:font-size-asian="11pt" style:font-size-complex="11pt"/>
    </style:style>
    <style:style style:name="P358" style:parent-style-name="Standard" style:family="paragraph">
      <style:paragraph-properties fo:text-align="justify"/>
    </style:style>
    <style:style style:name="T359" style:parent-style-name="StrongEmphasis" style:family="text">
      <style:text-properties style:font-name="Bitstream Vera Sans" style:font-name-complex="Tahoma" fo:font-size="11pt" style:font-size-asian="11pt" style:font-size-complex="11pt"/>
    </style:style>
    <style:style style:name="T360" style:parent-style-name="StrongEmphasis" style:family="text">
      <style:text-properties style:font-name="Bitstream Vera Sans" style:font-name-complex="Tahoma" fo:font-size="11pt" style:font-size-asian="11pt" style:font-size-complex="11pt"/>
    </style:style>
    <style:style style:name="T361" style:parent-style-name="StrongEmphasis" style:family="text">
      <style:text-properties style:font-name="Bitstream Vera Sans" style:font-name-complex="Tahoma" fo:font-size="11pt" style:font-size-asian="11pt" style:font-size-complex="11pt"/>
    </style:style>
    <style:style style:name="T3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style:text-position="super 63.6%" fo:font-size="11pt" style:font-size-asian="11pt" style:font-size-complex="11pt"/>
    </style:style>
    <style:style style:name="P365" style:parent-style-name="Textbody" style:family="paragraph">
      <style:paragraph-properties fo:text-align="justify" fo:margin-bottom="0in" fo:line-height="100%"/>
    </style:style>
    <style:style style:name="T366" style:parent-style-name="StrongEmphasis" style:family="text">
      <style:text-properties style:font-name="Bitstream Vera Sans" style:font-name-complex="Tahoma" fo:font-size="11pt" style:font-size-asian="11pt" style:font-size-complex="11pt"/>
    </style:style>
    <style:style style:name="T367" style:parent-style-name="StrongEmphasis" style:family="text">
      <style:text-properties style:font-name="Bitstream Vera Sans" style:font-name-complex="Tahoma" fo:font-size="11pt" style:font-size-asian="11pt" style:font-size-complex="11pt"/>
    </style:style>
    <style:style style:name="T368" style:parent-style-name="StrongEmphasis" style:family="text">
      <style:text-properties style:font-name="Bitstream Vera Sans" style:font-name-complex="Tahoma" fo:font-size="11pt" style:font-size-asian="11pt" style:font-size-complex="11pt"/>
    </style:style>
    <style:style style:name="T369" style:parent-style-name="StrongEmphasis" style:family="text">
      <style:text-properties style:font-name="Bitstream Vera Sans" style:font-name-complex="Tahoma" fo:font-size="11pt" style:font-size-asian="11pt" style:font-size-complex="11pt"/>
    </style:style>
    <style:style style:name="T3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Bitstream Vera Sans" style:font-name-complex="Tahoma" fo:font-size="11pt" style:font-size-asian="11pt" style:font-size-complex="11pt"/>
    </style:style>
    <style:style style:name="T374" style:parent-style-name="StrongEmphasis" style:family="text">
      <style:text-properties style:font-name="Bitstream Vera Sans" style:font-name-complex="Tahoma" fo:font-size="11pt" style:font-size-asian="11pt" style:font-size-complex="11pt"/>
    </style:style>
    <style:style style:name="T375" style:parent-style-name="StrongEmphasis" style:family="text">
      <style:text-properties style:font-name="Bitstream Vera Sans" style:font-name-complex="Tahoma" fo:font-size="11pt" style:font-size-asian="11pt" style:font-size-complex="11pt"/>
    </style:style>
    <style:style style:name="T376" style:parent-style-name="StrongEmphasis" style:family="text">
      <style:text-properties style:font-name="Bitstream Vera Sans" style:font-name-complex="Tahoma" fo:font-size="11pt" style:font-size-asian="11pt" style:font-size-complex="11pt"/>
    </style:style>
    <style:style style:name="T377" style:parent-style-name="StrongEmphasis" style:family="text">
      <style:text-properties style:font-name="Bitstream Vera Sans" style:font-name-complex="Tahoma"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1" style:parent-style-name="Textbody" style:family="paragraph">
      <style:paragraph-properties fo:text-align="justify" fo:margin-bottom="0in" fo:line-height="100%"/>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StrongEmphasis" style:family="text">
      <style:text-properties style:font-name="Bitstream Vera Sans" style:font-name-complex="Tahoma" fo:font-size="11pt" style:font-size-asian="11pt" style:font-size-complex="11pt"/>
    </style:style>
    <style:style style:name="T385" style:parent-style-name="StrongEmphasis" style:family="text">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StrongEmphasis" style:family="text">
      <style:text-properties style:font-name="Bitstream Vera Sans" style:font-name-complex="Tahoma" fo:font-size="11pt" style:font-size-asian="11pt" style:font-size-complex="11pt"/>
    </style:style>
    <style:style style:name="T389" style:parent-style-name="StrongEmphasis"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StrongEmphasis" style:family="text">
      <style:text-properties style:font-name="Bitstream Vera Sans" style:font-name-complex="Tahoma" fo:font-size="11pt" style:font-size-asian="11pt" style:font-size-complex="11pt"/>
    </style:style>
    <style:style style:name="T395" style:parent-style-name="StrongEmphasis" style:family="text">
      <style:text-properties style:font-name="Bitstream Vera Sans" style:font-name-complex="Tahoma" fo:font-size="11pt" style:font-size-asian="11pt" style:font-size-complex="11pt"/>
    </style:style>
    <style:style style:name="T396" style:parent-style-name="StrongEmphasis"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StrongEmphasis" style:family="text">
      <style:text-properties style:font-name="Bitstream Vera Sans" style:font-name-complex="Tahoma" fo:font-size="11pt" style:font-size-asian="11pt" style:font-size-complex="11pt" style:language-asian="tr" style:country-asian="TR"/>
    </style:style>
    <style:style style:name="T402" style:parent-style-name="StrongEmphasis" style:family="text">
      <style:text-properties style:font-name="Bitstream Vera Sans" style:font-name-complex="Tahoma" fo:font-size="11pt" style:font-size-asian="11pt" style:font-size-complex="11pt" style:language-asian="tr" style:country-asian="TR"/>
    </style:style>
    <style:style style:name="T403" style:parent-style-name="StrongEmphasis" style:family="text">
      <style:text-properties style:font-name="Bitstream Vera Sans" style:font-name-complex="Tahoma" fo:font-size="11pt" style:font-size-asian="11pt" style:font-size-complex="11pt" style:language-asian="tr" style:country-asian="TR"/>
    </style:style>
    <style:style style:name="T4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P408" style:parent-style-name="Textbody" style:family="paragraph">
      <style:paragraph-properties fo:text-align="justify" fo:margin-bottom="0in" fo:line-height="100%"/>
    </style:style>
    <style:style style:name="T409" style:parent-style-name="StrongEmphasis" style:family="text">
      <style:text-properties style:font-name="Bitstream Vera Sans" style:font-name-complex="Tahoma" fo:font-size="11pt" style:font-size-asian="11pt" style:font-size-complex="11pt"/>
    </style:style>
    <style:style style:name="T410" style:parent-style-name="StrongEmphasis" style:family="text">
      <style:text-properties style:font-name="Bitstream Vera Sans" style:font-name-complex="Tahoma" fo:font-size="11pt" style:font-size-asian="11pt" style:font-size-complex="11pt"/>
    </style:style>
    <style:style style:name="T411" style:parent-style-name="StrongEmphasis" style:family="text">
      <style:text-properties style:font-name="Bitstream Vera Sans" style:font-name-complex="Tahoma" fo:font-size="11pt" style:font-size-asian="11pt" style:font-size-complex="11pt"/>
    </style:style>
    <style:style style:name="T412" style:parent-style-name="StrongEmphasis" style:family="text">
      <style:text-properties style:font-name="Bitstream Vera Sans" style:font-name-complex="Tahoma" fo:font-size="11pt" style:font-size-asian="11pt" style:font-size-complex="11pt"/>
    </style:style>
    <style:style style:name="T413" style:parent-style-name="StrongEmphasis" style:family="text">
      <style:text-properties style:font-name="Bitstream Vera Sans" style:font-name-complex="Tahoma" fo:font-size="11pt" style:font-size-asian="11pt" style:font-size-complex="11pt"/>
    </style:style>
    <style:style style:name="T414" style:parent-style-name="StrongEmphasis" style:family="text">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style>
    <style:style style:name="T416" style:parent-style-name="StrongEmphasis" style:family="text">
      <style:text-properties style:font-name="Bitstream Vera Sans" style:font-name-complex="Tahoma" fo:font-size="11pt" style:font-size-asian="11pt" style:font-size-complex="11pt"/>
    </style:style>
    <style:style style:name="T417" style:parent-style-name="StrongEmphasis" style:family="text">
      <style:text-properties style:font-name="Bitstream Vera Sans" style:font-name-complex="Tahoma" fo:font-size="11pt" style:font-size-asian="11pt" style:font-size-complex="11pt"/>
    </style:style>
    <style:style style:name="T418" style:parent-style-name="StrongEmphasis"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style>
    <style:style style:name="T422" style:parent-style-name="StrongEmphasis" style:family="text">
      <style:text-properties style:font-name="Bitstream Vera Sans" style:font-name-complex="Tahoma" fo:font-size="11pt" style:font-size-asian="11pt" style:font-size-complex="11pt"/>
    </style:style>
    <style:style style:name="T423" style:parent-style-name="StrongEmphasis" style:family="text">
      <style:text-properties style:font-name="Bitstream Vera Sans" style:font-name-complex="Tahoma" fo:font-size="11pt" style:font-size-asian="11pt" style:font-size-complex="11pt"/>
    </style:style>
    <style:style style:name="T424" style:parent-style-name="StrongEmphasis"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style>
    <style:style style:name="T426" style:parent-style-name="VarsayılanParagrafYazıTipi" style:family="text">
      <style:text-properties style:font-name="Bitstream Vera Sans" style:font-name-complex="Tahoma" fo:font-size="11pt" style:font-size-asian="11pt" style:font-size-complex="11pt"/>
    </style:style>
    <style:style style:name="T427" style:parent-style-name="VarsayılanParagrafYazıTipi" style:family="text">
      <style:text-properties style:font-name="Bitstream Vera Sans" style:font-name-complex="Tahoma" fo:font-size="11pt" style:font-size-asian="11pt" style:font-size-complex="11pt"/>
    </style:style>
    <style:style style:name="T428" style:parent-style-name="VarsayılanParagrafYazıTipi" style:family="text">
      <style:text-properties style:font-name="Bitstream Vera Sans" style:font-name-complex="Tahoma" fo:font-size="11pt" style:font-size-asian="11pt" style:font-size-complex="11pt"/>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VarsayılanParagrafYazıTipi" style:family="text">
      <style:text-properties style:font-name="Bitstream Vera Sans" style:font-name-complex="Tahoma" fo:font-size="11pt" style:font-size-asian="11pt" style:font-size-complex="11pt"/>
    </style:style>
    <style:style style:name="P431" style:parent-style-name="Textbody" style:family="paragraph">
      <style:paragraph-properties fo:text-align="justify" fo:margin-bottom="0in" fo:line-height="100%"/>
    </style:style>
    <style:style style:name="T4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8" style:parent-style-name="Textbody" style:family="paragraph">
      <style:paragraph-properties fo:text-align="justify" fo:margin-bottom="0in" fo:line-height="100%"/>
    </style:style>
    <style:style style:name="T4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9" style:parent-style-name="Textbody" style:family="paragraph">
      <style:paragraph-properties fo:text-align="justify" fo:margin-bottom="0in" fo:line-height="100%"/>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4" style:parent-style-name="Textbody" style:family="paragraph">
      <style:paragraph-properties fo:text-align="justify" fo:margin-bottom="0in" fo:line-height="100%"/>
    </style:style>
    <style:style style:name="T455" style:parent-style-name="StrongEmphasis" style:family="text">
      <style:text-properties style:font-name="Bitstream Vera Sans" style:font-name-complex="Tahoma" fo:font-size="11pt" style:font-size-asian="11pt" style:font-size-complex="11pt"/>
    </style:style>
    <style:style style:name="T456" style:parent-style-name="StrongEmphasis" style:family="text">
      <style:text-properties style:font-name="Bitstream Vera Sans" style:font-name-complex="Tahoma" fo:font-size="11pt" style:font-size-asian="11pt" style:font-size-complex="11pt"/>
    </style:style>
    <style:style style:name="T457" style:parent-style-name="StrongEmphasis" style:family="text">
      <style:text-properties style:font-name="Bitstream Vera Sans" style:font-name-complex="Tahoma" fo:font-size="11pt" style:font-size-asian="11pt" style:font-size-complex="11pt"/>
    </style:style>
    <style:style style:name="T458" style:parent-style-name="StrongEmphasis" style:family="text">
      <style:text-properties style:font-name="Bitstream Vera Sans" style:font-name-complex="Tahoma" fo:font-size="11pt" style:font-size-asian="11pt" style:font-size-complex="11pt"/>
    </style:style>
    <style:style style:name="T459" style:parent-style-name="StrongEmphasis" style:family="text">
      <style:text-properties style:font-name="Bitstream Vera Sans" style:font-name-complex="Tahoma" fo:font-size="11pt" style:font-size-asian="11pt" style:font-size-complex="11pt"/>
    </style:style>
    <style:style style:name="T460" style:parent-style-name="StrongEmphasis" style:family="text">
      <style:text-properties style:font-name="Bitstream Vera Sans" style:font-name-complex="Tahoma" fo:font-size="11pt" style:font-size-asian="11pt" style:font-size-complex="11pt"/>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style>
    <style:style style:name="T4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6" style:parent-style-name="StrongEmphasis" style:family="text">
      <style:text-properties style:font-name="Bitstream Vera Sans" style:font-name-complex="Tahoma" fo:font-size="11pt" style:font-size-asian="11pt" style:font-size-complex="11pt"/>
    </style:style>
    <style:style style:name="T4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9" style:parent-style-name="VarsayılanParagrafYazıTipi" style:family="text">
      <style:text-properties style:font-name="Bitstream Vera Sans" style:font-name-complex="Tahoma" fo:font-size="11pt" style:font-size-asian="11pt" style:font-size-complex="11pt"/>
    </style:style>
    <style:style style:name="T470" style:parent-style-name="VarsayılanParagrafYazıTipi" style:family="text">
      <style:text-properties style:font-name="Bitstream Vera Sans" style:font-name-complex="Tahoma" fo:font-size="11pt" style:font-size-asian="11pt" style:font-size-complex="11pt"/>
    </style:style>
    <style:style style:name="T471" style:parent-style-name="VarsayılanParagrafYazıTipi" style:family="text">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fo:text-indent="0.4923in"/>
    </style:style>
    <style:style style:name="T4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5" style:parent-style-name="VarsayılanParagrafYazıTipi" style:family="text">
      <style:text-properties style:font-name="Bitstream Vera Sans" style:font-name-complex="Tahoma"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81" style:parent-style-name="Textbody" style:family="paragraph">
      <style:paragraph-properties fo:text-align="center" fo:margin-bottom="0in" fo:line-height="100%"/>
    </style:style>
    <style:style style:name="T482" style:parent-style-name="VarsayılanParagrafYazıTipi" style:family="text">
      <style:text-properties style:font-name="Bitstream Vera Sans" style:font-name-complex="Tahoma" fo:font-size="11pt" style:font-size-asian="11pt" style:font-size-complex="11pt"/>
    </style:style>
    <style:style style:name="T483" style:parent-style-name="StrongEmphasis" style:family="text">
      <style:text-properties style:font-name="Bitstream Vera Sans" style:font-name-complex="Tahoma" fo:font-size="11pt" style:font-size-asian="11pt" style:font-size-complex="11pt"/>
    </style:style>
    <style:style style:name="T484" style:parent-style-name="VarsayılanParagrafYazıTipi" style:family="text">
      <style:text-properties style:font-name="Bitstream Vera Sans" style:font-name-complex="Tahoma" fo:font-size="11pt" style:font-size-asian="11pt" style:font-size-complex="11pt"/>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style>
    <style:style style:name="T4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style>
    <style:style style:name="T5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Standard" style:family="paragraph">
      <style:paragraph-properties fo:text-align="justify" style:line-height-at-least="0in"/>
    </style:style>
    <style:style style:name="T50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0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0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1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1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1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1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1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5"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51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4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4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4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5"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56"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57" style:parent-style-name="Standard" style:family="paragraph">
      <style:paragraph-properties fo:text-align="justify" style:line-height-at-least="0in" fo:text-indent="0.4923in"/>
    </style:style>
    <style:style style:name="T55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5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6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61" style:parent-style-name="Standard" style:family="paragraph">
      <style:paragraph-properties fo:text-align="justify" style:line-height-at-least="0in"/>
    </style:style>
    <style:style style:name="T56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6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64" style:parent-style-name="Standard" style:family="paragraph">
      <style:paragraph-properties fo:text-align="justify" style:line-height-at-least="0in"/>
    </style:style>
    <style:style style:name="T56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66" style:parent-style-name="Standard" style:family="paragraph">
      <style:paragraph-properties fo:text-align="justify" style:line-height-at-least="0in"/>
    </style:style>
    <style:style style:name="T56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6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6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76"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577"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578"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57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87"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88"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8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0"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1"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2"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3"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4"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5"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6"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7"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8"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99"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text:s/>KİRA SÖZLEŞMESİ</text:p>
      <text:p text:style-name="P8">Tokat,<text:s/>30<text:s/>Eylül<text:s/>2023</text:p>
      <text:p text:style-name="P9"><text:span text:style-name="T10">Sözleşme Düzenleme<text:s/></text:span><text:span text:style-name="T11">Tarihi–No</text:span><text:span text:style-name="T12"><text:tab/>:</text:span><text:span text:style-name="T13"><text:s/></text:span><text:span text:style-name="T14">29-08-2023</text:span><text:span text:style-name="T15"><text:s text:c="2"/></text:span><text:span text:style-name="T16"><text:s/>–<text:s/></text:span><text:span text:style-name="T17"><text:s text:c="2"/></text:span><text:span text:style-name="T18">085-20230830-SNYA-08</text:span><text:span text:style-name="T19">0</text:span></text:p>
      <text:p text:style-name="P20"><text:span text:style-name="T21">Kiraya Veren A</text:span><text:span text:style-name="T22">dı Soyadı-TC</text:span><text:span text:style-name="T23"><text:tab/></text:span><text:span text:style-name="T24">:</text:span></text:p>
      <text:p text:style-name="P25"><text:span text:style-name="T26">Kiracı<text:s/></text:span><text:span text:style-name="T27">Adı Soyadı-TC-Tel-Adres</text:span><text:span text:style-name="T28"><text:tab/>:</text:span><text:span text:style-name="T29"><text:s/></text:span><text:span text:style-name="T30">Samed TURGUT</text:span><text:span text:style-name="T31"><text:s/></text:span><text:span text:style-name="T32"><text:s/></text:span><text:span text:style-name="T33"><text:s/>– <text:s/></text:span><text:span text:style-name="T34"><text:s/></text:span><text:span text:style-name="T35">324 5273 3762<text:s/></text:span><text:span text:style-name="T36"><text:s text:c="2"/></text:span><text:span text:style-name="T37">–</text:span><text:span text:style-name="T38"><text:s text:c="2"/></text:span><text:span text:style-name="T39"><text:s/>0545 284 49 38</text:span></text:p>
      <text:p text:style-name="P40">Büyük Beybağı Mah. GOP Bulvarı 39. Sok. Tarakçıoğlu Apt. k:6 No:27 Merkez-TOKAT</text:p>
      <text:p text:style-name="P41"><text:span text:style-name="T42">Kiralananın Cinsi – Kullanım Amacı-Adres</text:span><text:span text:style-name="T43"><text:tab/>:</text:span><text:span text:style-name="T44"><text:s/></text:span><text:span text:style-name="T45">İş yeri</text:span><text:span text:style-name="T46"><text:s text:c="2"/></text:span><text:span text:style-name="T47"><text:s/>– <text:s/></text:span><text:span text:style-name="T48"><text:s/>Oto Yıkama</text:span></text:p>
      <text:p text:style-name="P49"><text:span text:style-name="T50">Yeniyurt Mah.<text:s/></text:span><text:span text:style-name="T51">İsmail Altıngövde Cad. No:21/A TOKAT</text:span></text:p>
      <text:p text:style-name="P52"><text:span text:style-name="T53">Ada</text:span><text:span text:style-name="T54"><text:tab/>:<text:s/></text:span><text:span text:style-name="T55"><text:tab/></text:span><text:span text:style-name="T56"><text:tab/>Parsel</text:span><text:span text:style-name="T57"><text:tab/>:</text:span><text:span text:style-name="T58"><text:s/></text:span><text:span text:style-name="T59"><text:tab/></text:span><text:span text:style-name="T60"><text:tab/></text:span><text:span text:style-name="T61">Elektrik</text:span><text:span text:style-name="T62"><text:tab/>:<text:s/></text:span><text:span text:style-name="T63"><text:tab/></text:span><text:span text:style-name="T64"><text:tab/>Su<text:s/></text:span><text:span text:style-name="T65"><text:tab/>:</text:span></text:p>
      <text:p text:style-name="P66"><text:span text:style-name="T67">Kira Süresinin<text:s/></text:span><text:span text:style-name="T68">Başlangıç</text:span><text:span text:style-name="T69"><text:s/></text:span><text:span text:style-name="T70">–</text:span><text:span text:style-name="T71"><text:s/>Bitiş</text:span><text:span text:style-name="T72"><text:s/>tarihi<text:s/></text:span><text:span text:style-name="T73"><text:tab/></text:span><text:span text:style-name="T74"><text:tab/></text:span><text:span text:style-name="T75">:</text:span><text:span text:style-name="T76"><text:s/></text:span><text:span text:style-name="T77">30 Eylül 2023</text:span><text:span text:style-name="T78"><text:s text:c="2"/></text:span><text:span text:style-name="T79"><text:s/>–</text:span><text:span text:style-name="T80"><text:s text:c="2"/></text:span><text:span text:style-name="T81"><text:s/>29 Eylül 2024</text:span></text:p>
      <text:p text:style-name="P82"><text:span text:style-name="T83">Kira Bedeli</text:span><text:span text:style-name="T84"><text:s/>Stopaj Vergisi Hariç<text:s/></text:span><text:span text:style-name="T85"><text:tab/></text:span><text:span text:style-name="T86"><text:tab/>(Net)<text:s/></text:span><text:span text:style-name="T87"><text:tab/>:</text:span><text:span text:style-name="T88"><text:s/>84,000.00 TL</text:span><text:span text:style-name="T89"><text:s text:c="2"/></text:span><text:span text:style-name="T90"><text:s text:c="2"/>– <text:s/></text:span><text:span text:style-name="T91"><text:s/>(Seksen Dört Bin TL)</text:span></text:p>
      <text:p text:style-name="P92"><text:span text:style-name="T93">Ödeme Şekli</text:span><text:span text:style-name="T94"><text:tab/>:</text:span><text:span text:style-name="T95"><text:s/></text:span><text:span text:style-name="T96">İlk k</text:span><text:span text:style-name="T97">ira bedeli sözleşme tarihinde, sözleşmenin uzaması halinde, uzayan her yılda ise kira başlangıç tarihinden 15 gün öncesinde<text:s/></text:span><text:span text:style-name="T98">peşin olarak banka hesabına yatırılacaktır</text:span></text:p>
      <text:p text:style-name="P99"><text:span text:style-name="T100">Genel Hükümler</text:span></text:p>
      <text:p text:style-name="P101"><text:span text:style-name="T102">MADDE 1 – SÖZLEŞMENİN KONUSU, SÜRESİ</text:span><text:span text:style-name="T103">:</text:span><text:span text:style-name="T104"><text:s/>İşbu sözleşmenin konusu, yukarıd</text:span><text:span text:style-name="T105">a adresi belirtilen taşınmazın kiralanması, teslimi, kira miktar ve ödemeleri, kullanımı, tahliyesi ile tarafların karşılıklı olarak yükümlülüklerinin belirlenmesidir. İşbu sözleşme belirli sürelidir</text:span><text:span text:style-name="T106"><text:s/>ve süre bitiminde kendiliğinden sona erer.</text:span><text:span text:style-name="T107"><text:s text:c="2"/></text:span><text:span text:style-name="T108">300</text:span><text:span text:style-name="T109">-27</text:span></text:p>
      <text:p text:style-name="P110"><text:span text:style-name="T111">MADDE 2 – KİRALANANIN DURUMU</text:span></text:p>
      <text:p text:style-name="P112"><text:span text:style-name="T113">2.1.<text:s/></text:span><text:span text:style-name="T114">İşbu sözleşme</text:span><text:span text:style-name="T115"><text:s/>aynı zamanda teslim tutanağı hükmünde olup, kiracı kiralananı kendi kullanım amacına uygun olarak ayıpsız ve eksiksiz olarak teslim aldığını kabul ederek işbu sözleşmeyi imzalamıştır. Mecurun teslimi sonrası, kiracının kendi ihtiyaçları doğrultusunda orta</text:span><text:span text:style-name="T116">ya çıkabilecek ve eksik olarak tanımlayacağı şeylerin sorumluluğu kiracıya aittir.</text:span></text:p>
      <text:p text:style-name="P117"><text:span text:style-name="T118">2.2.</text:span><text:span text:style-name="T119"><text:s/>Taşınmazda bulunan tuvalet, la</text:span><text:bookmark-start text:name="_GoBack1"/><text:bookmark-end text:name="_GoBack1"/><text:span text:style-name="T120">vabo vb. malzemeler kiracıya sağlam olarak teslim edilmiştir ve kira bitiminde kiracı bu malzemeleri sağlam ve eksiksiz olarak<text:s/></text:span><text:span text:style-name="T121">teslim etmekle; hasar oluşması durumunda ödemekle yükümlüdür. Mecurun kullanılması sırasında oluşabilecek her türlü arıza, hasar vb. giderler kiracıya aittir.</text:span></text:p>
      <text:p text:style-name="P122"><text:span text:style-name="T123">2.3.</text:span><text:span text:style-name="T124"><text:s/>Sözleşme süresince kiralananın amaçlanan kullanıma elverişli tutması için kiraya verenden y</text:span><text:span text:style-name="T125">apması beklenen harcamaları, kiracı kendi yaparak veya yaptırarak kiraya verenden isteyemez.<text:s/></text:span><text:span text:style-name="T126">301</text:span></text:p>
      <text:p text:style-name="P127"><text:span text:style-name="T128">2.4.<text:s/></text:span><text:span text:style-name="T129">Kiracı, kiralananı kendi malı gibi kullanmaya, evsaf ve meziyetlerini şöhret ve itibarını kaybetmesine meydan vermemeye ve etrafında<text:s/></text:span><text:span text:style-name="T130">meskûn</text:span><text:span text:style-name="T131"><text:s/>diğer kiracı/m</text:span><text:span text:style-name="T132">aliklere karşı özenli davranmaya mecburdur.<text:s/></text:span><text:span text:style-name="T133">301</text:span></text:p>
      <text:p text:style-name="P134"><text:span text:style-name="T135">MADDE 3 – VERGİLER</text:span><text:span text:style-name="T136">:<text:s/></text:span><text:span text:style-name="T137">Kiralanan ile ilgili zorunlu sigorta, vergi ve benzeri yükümlülüklere kiracı katlanır.<text:s/></text:span><text:span text:style-name="T138">Kiracı, kanuni süresinde vergi, harç vb. mükellefiyetlerini yerine getirmediği takdirde kiraya vere</text:span><text:span text:style-name="T139">n adına tahakkuk edebilecek olan ceza, faiz ve gecikme zamlarından, mecur</text:span><text:span text:style-name="T140">u</text:span><text:span text:style-name="T141"><text:s/>tahliye ettikten sonra dahi sorumlu olacağını kabul eder.<text:s/></text:span><text:span text:style-name="T142">Sadece</text:span><text:span text:style-name="T143"><text:s/>kiralanana ait kültür, arsa ve bina vergileri kiraya veren tarafından ödenir.<text:s/></text:span><text:span text:style-name="T144">302</text:span></text:p>
      <text:p text:style-name="P145"><text:span text:style-name="T146">MADDE 4 –<text:s/></text:span><text:span text:style-name="T147">Kiralanan</text:span><text:span text:style-name="T148"><text:s/>sonradan ay</text:span><text:span text:style-name="T149">ıplı duruma gel</text:span><text:span text:style-name="T150">irse</text:span><text:span text:style-name="T151">,<text:s/></text:span><text:span text:style-name="T152">kiracı<text:s/></text:span><text:span text:style-name="T153">fesih hakkını kullanabilir. Kiracı kiraya veren adına harcama yaparak, kiraya verenden bedel tazminat vb. ücretler talep edemez.<text:s/></text:span><text:span text:style-name="T154">Z</text:span><text:span text:style-name="T155">ararını kiraya verenden isteyemez.<text:s/></text:span><text:span text:style-name="T156">304-8</text:span></text:p>
      <text:p text:style-name="P157">MADDE 5 – KİRA BEDELİ<text:s/>– GİDERLER<text:s/>–<text:s/>YAN GİDERLER</text:p>
      <text:p text:style-name="P158"><text:span text:style-name="T159">5.1. Kira Bedeli</text:span><text:span text:style-name="T160">:<text:s/></text:span><text:span text:style-name="T161">Kira b</text:span><text:span text:style-name="T162">edeli vergiler hariç net bedeldir ve peşin olarak kiraya verenin banka hesabına yatırılacaktır. A</text:span><text:span text:style-name="T163">ylık yapılacak ödemeleri, kiracı her ayın 6. günü peşin ödemekle yükümlüdür.<text:s/></text:span><text:span text:style-name="T164">313-4</text:span></text:p>
      <text:p text:style-name="P165"><text:span text:style-name="T166">5.2.<text:s/></text:span><text:span text:style-name="T167">Temerrüt</text:span><text:span text:style-name="T168">:</text:span><text:span text:style-name="T169"><text:s/></text:span><text:span text:style-name="T170">B</text:span><text:span text:style-name="T171">elirlenen kira bedelinin ödeme vadesi sözleşme düzenleme tarihidir. Ödeme çek veya senet ile taahhüt edilmiş ise,</text:span><text:span text:style-name="T172"><text:s/></text:span><text:span text:style-name="T173">bu tip belgeler ihtar yerine geçer</text:span><text:span text:style-name="T174"><text:s/></text:span><text:span text:style-name="T175">ve ödeme zamanında yapılmamışsa kiracı temerrüde düşer.<text:s/></text:span><text:span text:style-name="T176">315</text:span></text:p>
      <text:p text:style-name="P177"><text:span text:style-name="T178">5.2. Giderler</text:span><text:span text:style-name="T179">:<text:s/></text:span><text:span text:style-name="T180">Elektrik, su vb. g</text:span><text:span text:style-name="T181">iderler kiracıya aittir.</text:span></text:p>
      <text:p text:style-name="P182"><text:span text:style-name="T183">5.3. Yan giderler</text:span><text:span text:style-name="T184">:<text:s/></text:span><text:span text:style-name="T185">Kiracı, kiralananın kullanımıyla ilgili olmak üzere, kendisi veya üçüncü kişi tarafından yapılan yan giderlere katlanmakla ve</text:span><text:span text:style-name="T186"><text:s/>her ayın 6. günü ödemekle yükümlüdür.</text:span><text:span text:style-name="T187"><text:s/></text:span><text:span text:style-name="T188">303-314</text:span></text:p>
      <text:p text:style-name="P189"><text:span text:style-name="T190">5.4.</text:span><text:span text:style-name="T191"><text:s/>Kiracı, kira süresi boyunca ve son</text:span><text:span text:style-name="T192">rasında, sözleşmede belirlenen kira bedelinde,<text:s/></text:span><text:span text:style-name="T193">mücbir</text:span><text:span text:style-name="T194"><text:s/>sebepler dahil, herhangi bir sebeple indirim yapılmasını veya tazminat isteyemez.</text:span></text:p>
      <text:p text:style-name="P195"><text:span text:style-name="T196">MADDE 6 – ÖZENLE KULLANMA</text:span></text:p>
      <text:p text:style-name="P197"><text:span text:style-name="T198">6.1.<text:s/></text:span><text:span text:style-name="T199">Kiracı, kiralananı, sözleşmeye uygun olarak özenle kullanmak ve kiralananın olağan kulla</text:span><text:span text:style-name="T200">nımı için gerekli temizlik ve bakım giderlerini ödemekle, kendisinin gidermekle yükümlü</text:span><text:span text:style-name="T201"><text:s/></text:span><text:span text:style-name="T202">olmadığı ayıpları kiraya verene gecikmeksizin bildirmekle yükümlüdür; aksi takdirde bunlardan doğan zararlardan sorumludur.</text:span></text:p>
      <text:soft-page-break/>
      <text:p text:style-name="P203"><text:span text:style-name="T204">Aşağıdaki olaylar işbu sözleşme için olağan</text:span><text:span text:style-name="T205"><text:s/></text:span><text:span text:style-name="T206">üstü fesih sebebidir ve tazminata sebep olur</text:span><text:span text:style-name="T207">;</text:span></text:p>
      <text:p text:style-name="P208"><text:span text:style-name="T209">6.1.1. İş değişikliği:<text:s/></text:span><text:span text:style-name="T210">Kiracı, kiralananı iş yeri olarak yukarıda belirtilen amaçla kullanabilir ve iş değişikliği kiraya verenin yazılı onayı olmadan yapılamaz. Kiraya verenin izin vermemesi halinde, kiracı ha</text:span><text:span text:style-name="T211">kkın kötüye kullanıldığı iddiasında bulunamaz, zarar ziyan talep edemez.</text:span></text:p>
      <text:p text:style-name="P212"><text:span text:style-name="T213">6.1.2. Kullanmama:</text:span><text:span text:style-name="T214"><text:s/>Kiracı kiralananı kapalı tutamaz. Kullanmamazlık edemez.</text:span></text:p>
      <text:p text:style-name="P215"><text:span text:style-name="T216">6.1.3. Ekler:<text:s/></text:span><text:span text:style-name="T217">İşbu sözleşmenin ekleri, yönetim planı, işletme sözle</text:span><text:span text:style-name="T218">ş</text:span><text:span text:style-name="T219">mesi, sözleşmenin bir parçasıdır ve kir</text:span><text:span text:style-name="T220">acı eklerde yazılı tüm kurallara uymakla yükümlüdür. Kiracı taşınmazın bulunduğu mahallin yönetim planına, güvenlik tedbirlerine, işletme projesine istisnasız uyacak ve bu hususlardan doğacak yükümlülüklerini yerine getirecek ve kiraya vereni kiralanan ile</text:span><text:span text:style-name="T221"><text:s/>ilgili gelişmelerden zamanında haberdar edecektir. Aksi halde gelecek zararlardan kendisi sorumlu olacaktır. Kiracı ortak alanlara kiraya verenin yazılı onayı olmaksızın müdahalede bulunamaz, kullanamaz.</text:span></text:p>
      <text:p text:style-name="P222"><text:span text:style-name="T223">6.1.4.<text:s/></text:span><text:span text:style-name="T224">Kiralananda veya çevresinde kiracı hayvan be</text:span><text:span text:style-name="T225">sleyemez.</text:span><text:span text:style-name="T226">316…9</text:span></text:p>
      <text:p text:style-name="P227"><text:span text:style-name="T228">MADDE 7</text:span><text:span text:style-name="T229"><text:s/>–<text:s/></text:span><text:span text:style-name="T230">YENİLİK</text:span><text:span text:style-name="T231"><text:s/>– DEĞİŞİKLİK</text:span></text:p>
      <text:p text:style-name="P232"><text:span text:style-name="T233">7.1.</text:span><text:span text:style-name="T234"><text:s/></text:span><text:span text:style-name="T235">Kiraya veren</text:span><text:span text:style-name="T236">, kiralananda, kira sözleşmesinin feshini gerektirmeyen ve kiracıdan katlanması<text:s/></text:span><text:span text:style-name="T237">beklenebilecek olan yenilik ve değişiklikler yapabilir. Bu durumdan dolayı kiracı herhangi bir hak talep edemez ve kiraya veren kira</text:span><text:span text:style-name="T238">cının menfaatlerini gözetmekle yükümlüdür.<text:s/></text:span><text:span text:style-name="T239">320</text:span></text:p>
      <text:p text:style-name="P240"><text:span text:style-name="T241">7.2.</text:span><text:span text:style-name="T242"><text:s/></text:span><text:span text:style-name="T243">Kiracı</text:span><text:span text:style-name="T244">, taşınmazda bir değişiklik yapmak isterse bu ek bir sözleşme ile belirlenmelidir.<text:s/></text:span><text:span text:style-name="T245">İzin verilen yapı masrafları kiracıya aittir. Kiracı bu ve benzeri masraflar için kiraya verenden veya üçüncü bir<text:s/></text:span><text:span text:style-name="T246">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47">,</text:span><text:span text:style-name="T248"><text:s/>kiralananda ortaya çıkabilecek<text:s/></text:span><text:span text:style-name="T249">değer artışının karşılığını isteyemez. Yazılı onayla veya onaysız, kiracının imar mevzuatına aykırı tadilatlarından dolayı ilgili resmi makamlar tarafından kiraya veren adına düzenlenecek harç, ceza, imar para cezası vb. her</text:span><text:span text:style-name="T250"><text:s/>türlü cezalar kiracı tarafından ödenecektir;<text:s/></text:span><text:span text:style-name="T251">kiraya veren tarafından<text:s/></text:span><text:span text:style-name="T252">ödenen cezalar kiracıya<text:s/></text:span><text:span text:style-name="T253">rücu</text:span><text:span text:style-name="T254"><text:s/>edilir.<text:s/></text:span><text:span text:style-name="T255">321</text:span></text:p>
      <text:p text:style-name="P256"><text:span text:style-name="T257">7.3.</text:span><text:span text:style-name="T258"><text:s/>Kira sözleşmesinin sona erdirilmesi halinde kiralanan üzerinde yapılmış olan her türlü tadilat ve değişikliğin tamamı veya bir kısmı, kiraya verenin tale</text:span><text:span text:style-name="T259">biyle</text:span><text:span text:style-name="T260">,<text:s/></text:span><text:span text:style-name="T261">kiracı tarafından eski haline getirilecek ve<text:s/></text:span><text:span text:style-name="T262">teslim edilecektir.<text:s/></text:span><text:span text:style-name="T263">Kiracı, k</text:span><text:span text:style-name="T264">iraya verenin<text:s/></text:span><text:span text:style-name="T265">eski hal</text:span><text:span text:style-name="T266">e getirme</text:span><text:span text:style-name="T267">k için yaptığı</text:span><text:span text:style-name="T268"><text:s/>masrafın beş katı<text:s/></text:span><text:span text:style-name="T269">ceza bedeli ödemeyi kabul eder.<text:s/></text:span><text:span text:style-name="T270">321</text:span></text:p>
      <text:p text:style-name="P271"><text:span text:style-name="T272">MADDE 8</text:span><text:span text:style-name="T273"><text:s/>– DEVİR – TEMLİK</text:span><text:span text:style-name="T274"><text:s/>–<text:s/></text:span><text:span text:style-name="T275">ALT KİRA</text:span><text:span text:style-name="T276"><text:s/>–<text:s/></text:span><text:span text:style-name="T277">ORTAK KİRACI</text:span><text:span text:style-name="T278">:<text:s/></text:span><text:span text:style-name="T279">Kiracı, yazılı rıza olmadıkça, kiralananı kısmen veya tamamen gerçek ve/veya tüzel kişilere devredemez, terk edemez, kullandıramaz, alt kira yolu ile kiraya veremez, yanına ortak kiracı alamaz. Yazılı rızanın a</text:span><text:span text:style-name="T280">lınabilmesi<text:s/></text:span><text:span text:style-name="T281">için devir bilgisi kiraya verene<text:s/></text:span><text:span text:style-name="T282">otuz</text:span><text:span text:style-name="T283"><text:s/>gün öncesinde</text:span><text:span text:style-name="T284">,</text:span><text:span text:style-name="T285"><text:s/></text:span><text:span text:style-name="T286">noter<text:s/></text:span><text:span text:style-name="T287">marifetiyle</text:span><text:span text:style-name="T288"><text:s/></text:span><text:span text:style-name="T289">bildirilmelidir.</text:span><text:span text:style-name="T290"><text:s/>Kiraya verende kararını en geç üç ay</text:span><text:span text:style-name="T291"><text:s/>içinde</text:span><text:span text:style-name="T292"><text:s/>noter marifetiyle kiracıya bildirmek durumundadır.</text:span><text:span text:style-name="T293"><text:s/></text:span><text:span text:style-name="T294">322</text:span></text:p>
      <text:p text:style-name="P295"><text:span text:style-name="T296">Kiraya verenin devir işlemine onay vermesi durumunda;</text:span></text:p>
      <text:p text:style-name="P297"><text:span text:style-name="T298">8.1.</text:span><text:span text:style-name="T299"><text:s/>Devreden kiracı; devir alan kiracının mecuru tahliye ettiği tarihe kadar bu sözleşme kapmasındaki tüm borç ve sorumluluklarına<text:s/></text:span><text:span text:style-name="T300">müteselsil kefil olduğunu kabul, taahhüt etmiştir.</text:span></text:p>
      <text:p text:style-name="P301"><text:span text:style-name="T302">8.2.</text:span><text:span text:style-name="T303"><text:s/>Devreden kiracı, sonradan muaccel olacak kira bedellerinden, kira konus</text:span><text:span text:style-name="T304">unun sözleşmeye aykırı kullanılmasından doğan zararlardan ve kiraya verenin, kira ilişkisini haklı sebeplerle olağanüstü feshetmesi halinde, uğramış olduğu zararlardan ve tazminatlardan da sorumlu olacaktır.</text:span></text:p>
      <text:p text:style-name="P305"><text:span text:style-name="T306">8.3.</text:span><text:span text:style-name="T307"><text:s/>Devralan kiracı için uygulanacak kira bedel</text:span><text:span text:style-name="T308">i kiraya veren tarafından devir sırasında yeniden belirlenir. Devralan kiracının kira bedelini nakit ödemesi ile sözleşme yapılabilir. Oluşan her türlü zarardan devreden ve devralan kiracı</text:span><text:span text:style-name="T309"><text:s/></text:span><text:span text:style-name="T310">müteselsilen sorumlu olacaktır.<text:s/></text:span><text:span text:style-name="T311">323-4</text:span></text:p>
      <text:p text:style-name="P312"><text:span text:style-name="T313">MADDE 9 – KİRALANANIN KULLANI</text:span><text:span text:style-name="T314">LMAMASI</text:span><text:span text:style-name="T315">:<text:s/></text:span><text:span text:style-name="T316">Normal veya mücbir bir sebeple, mecur kullanılmasa veya sınırlı olarak kullanılsa bile kiracı, kira bedelini ve yan giderleri ödemekle yükümlüdür. İşbu sözleşme pandemi koşulları göz önünde bulundurularak düzenlenmiştir.<text:s/></text:span><text:span text:style-name="T317">324</text:span></text:p>
      <text:p text:style-name="P318"><text:span text:style-name="T319">MADDE 10 – BİLDİRİM İ</text:span><text:span text:style-name="T320">LE SÖZLEŞME FESHİ</text:span></text:p>
      <text:p text:style-name="P321"><text:span text:style-name="T322">10.1.</text:span><text:span text:style-name="T323"><text:s/>İşbu</text:span><text:span text:style-name="T324"><text:s/>sözleşmenin fesih bildirim süresi 3 (üç ay), fesih dönemi 6 (altı) aydır.<text:s/></text:span><text:span text:style-name="T325">328/1</text:span></text:p>
      <text:p text:style-name="P326"><text:span text:style-name="T327">10.2.<text:s/></text:span><text:span text:style-name="T328">Taraflar kira bitiş tarihinden üç</text:span><text:span text:style-name="T329"><text:s/>ay öncesinde, sözleşmenin fesih edileceğine dair bir bildirimde bulunmaz ise sözleşme kira bedeli hariç aynı şartlarla<text:s/></text:span><text:span text:style-name="T330">kendiliğinden bir dönem uzar.</text:span></text:p>
      <text:p text:style-name="P331"><text:span text:style-name="T332">10.3.</text:span><text:span text:style-name="T333"><text:s/>Kiracı, sözleşme bitiş tarihine uymaksızın tahliye etmek isterse, sadece Ocak-Haziran ayları arasınd</text:span><text:span text:style-name="T334">a, üç ay önceden noterden bildirim yaparak ve boşaltacağı tarihi izleyen üç aylık kira bedelini de kiraya verene peşin ödeyerek kiralananı tahliye edebilir. Son 3 ay içerisinde yeni bir kiracı ile sözleşme yapılırsa, oturulmayan dönem kira bedeli kiracıya<text:s/></text:span><text:span text:style-name="T335">iade edilir. <text:s/></text:span><text:span text:style-name="T336">325</text:span></text:p>
      <text:p text:style-name="P337"><text:span text:style-name="T338">MADDE 1</text:span><text:span text:style-name="T339">1</text:span><text:span text:style-name="T340"><text:s/>–<text:s/></text:span><text:span text:style-name="T341">İşbu sözleşmedeki herhangi bir maddenin yerine getirilmemesi sözleşmenin fesih sebebidir. Kiracı hiçbir koşulda kiraya verenden tazminat talep edemez.<text:s/></text:span><text:span text:style-name="T342">331</text:span></text:p>
      <text:p text:style-name="P343"><text:span text:style-name="T344">MADDE 1</text:span><text:span text:style-name="T345">2</text:span><text:span text:style-name="T346"><text:s/>–</text:span><text:span text:style-name="T347"><text:s/></text:span><text:span text:style-name="T348">Kiracının iflası ve ölümü</text:span><text:span text:style-name="T349">:<text:s/></text:span><text:span text:style-name="T350">Kiracı iflas eder veya<text:s/></text:span><text:span text:style-name="T351">ölürse,<text:s/></text:span><text:span text:style-name="T352">ölen kiracının mirasçıları ve ortakları veya bu ortakların aynı meslek ve sanatı yürüten mirasçıları<text:s/></text:span><text:span text:style-name="T353">kiranın devam etmesine yönelik istekleri, bu sözleşmeye bağlı olarak<text:s/></text:span><text:soft-page-break/><text:span text:style-name="T354">geçersizdir. Kiraya veren, mirasçılarla yeni bir sözleşme yapma hakkını tek taraflı o</text:span><text:span text:style-name="T355">larak kullanabilir. Yeni bir anlaşma yapılmaması durumunda, mirasçılar, kiralananı, derhal boşaltmakla yükümlüdür. Boşaltma tarihi itibarı ile varsa kalan kira bedeli iade edilir. <text:s/>Mirasçıların kiralananı boşaltmakla ilgili herhangi bir girişimde bulunmama</text:span><text:span text:style-name="T356">sı durumunda kiracının, kiralanan üzerindeki malları bir yedi emine teslim edilir. Sözleşmesi tek taraflı olarak fesih edilir.<text:s/></text:span><text:span text:style-name="T357">332-3</text:span></text:p>
      <text:p text:style-name="P358"><text:span text:style-name="T359">MADDE 1</text:span><text:span text:style-name="T360">3</text:span><text:span text:style-name="T361"><text:s/>–<text:s/></text:span><text:span text:style-name="T362">Kiracı, sözleşmenin sona ermesi halinde, s</text:span><text:span text:style-name="T363">özleşmeye aykırı kullanmadan doğacak zararları gidermekle yükümlüdür.<text:s/></text:span><text:span text:style-name="T364">334</text:span></text:p>
      <text:p text:style-name="P365"><text:span text:style-name="T366">MADDE 1</text:span><text:span text:style-name="T367">4</text:span><text:span text:style-name="T368"><text:s/>– GÜVENCE BEDELİ</text:span><text:span text:style-name="T369">:<text:s/></text:span><text:span text:style-name="T370">Kiracı üç aylık kira bedeli güvence bedeli verecektir. Kiraya veren tarafından, güvence bedelinin geri ödenmesinde herhangi bir fark ödenmez.<text:s/></text:span><text:span text:style-name="T371">342</text:span></text:p>
      <text:p text:style-name="P372"><text:span text:style-name="T373">MADDE 1</text:span><text:span text:style-name="T374">5</text:span><text:span text:style-name="T375"><text:s/>–<text:s/></text:span><text:span text:style-name="T376">ARTIŞ</text:span><text:span text:style-name="T377">:</text:span><text:span text:style-name="T378"><text:s/>TÜFE ’nin altında olmayacaktır. Kira bedelini piyasa şartla</text:span><text:span text:style-name="T379">rı belirler. Kira bedeli zamanında ödenmezse, ödenmeyen miktara tüfe oranında fark eklenerek ödenecektir. Her beş yıllık süre sonunda TÜFE oranına bakılmaksızın kira artışı yapılacaktır.<text:s/></text:span><text:span text:style-name="T380">344</text:span></text:p>
      <text:p text:style-name="P381"><text:span text:style-name="T382">MADDE 1</text:span><text:span text:style-name="T383">6</text:span><text:span text:style-name="T384"><text:s/>–<text:s/></text:span><text:span text:style-name="T385">KİRA HARİCİ GİDER VE ÖDEMELER</text:span></text:p>
      <text:p text:style-name="P386"><text:span text:style-name="T387">1</text:span><text:span text:style-name="T388">6</text:span><text:span text:style-name="T389">.1.</text:span><text:span text:style-name="T390"><text:s/>Kiracı<text:s/></text:span><text:span text:style-name="T391">aidat, elektrik, su, doğalgaz, çevre temizlik vergisi gibi kullanımdan kaynaklanan sair giderleri ödemeyi kabul ve taahhüt eder. Kiracı varsa, elektrik, su, doğalgaz, telefon aboneliklerini derhal devralmakla yükümlüdür. Sözleşme başlangıç tarihi itibariyl</text:span><text:span text:style-name="T392">e tahakkuk edecek, elektrik, su, doğalgaz, telefon, aidat vs. tüm giderlerden kiracı sorumlu olacaktır.</text:span></text:p>
      <text:p text:style-name="P393"><text:span text:style-name="T394">1</text:span><text:span text:style-name="T395">6</text:span><text:span text:style-name="T396">.2.</text:span><text:span text:style-name="T397"><text:s/>Kiracı, kiralanan yerin kira süresince kullanımı ve kira süresinin bitiminde boşaltılması sırasında üçüncü şahıslara vereceği zararlar da dahil o</text:span><text:span text:style-name="T398">lmak üzere her türlü zarar ve ziyandan münhasıran sorumludur. Tahliye anında doğmuş ve/veya doğacak herhangi bir zarar ve ziyan kiracının onay ya da izni aranmaksızın kiraya veren tarafından karşılanarak varsa güvence bedelinden mahsup edilebilir. Ancak ve</text:span><text:span text:style-name="T399">rilen depozitonun zarar, ziyanı karşılamaması durumunda, kiracı depozitoyu aşan zarar ve ziyanı ayrıca tazmin etmeyi ve “ceza” ödemeyi peşinen kabul, beyan ve taahhüt eder.</text:span></text:p>
      <text:p text:style-name="P400"><text:span text:style-name="T401">1</text:span><text:span text:style-name="T402">6</text:span><text:span text:style-name="T403">.3.</text:span><text:span text:style-name="T404"><text:s/>Kiracı mecurun yönetim planına, güvenlik tedbirlerine, işletme projesine isti</text:span><text:span text:style-name="T405">snasız uyacak ve bu hususlardan doğacak yükümlülüklerini yerine getirecek ve kiraya vereni,<text:s/></text:span><text:span text:style-name="T406">kiralanan ile ilgili gelişmelerden zamanında haberdar edecektir. Aksi halde gelecek zararlardan kendisi sorumlu olacaktır. Kiracı kiralanan bağımsız bölümün bulundu</text:span><text:span text:style-name="T407">ğu yapıdaki ortak alanlara kiraya verenin yazılı onayı olmaksızın müdahalede bulunamaz, kullanamaz.</text:span></text:p>
      <text:p text:style-name="P408"><text:span text:style-name="T409">Madde 1</text:span><text:span text:style-name="T410">7</text:span><text:span text:style-name="T411"><text:s/>–<text:s/></text:span><text:span text:style-name="T412">SÖZLEŞMENİN FESHİ – CEZA</text:span><text:span text:style-name="T413"><text:s/>–<text:s/></text:span><text:span text:style-name="T414">TAHLİYE</text:span></text:p>
      <text:p text:style-name="P415"><text:span text:style-name="T416">1</text:span><text:span text:style-name="T417">7</text:span><text:span text:style-name="T418">.1.<text:s/></text:span><text:span text:style-name="T419">Kiracının iflasının istenmesi, konkordato talebinde bulunması, tasfiyesine başlanılması, süresinin bitm</text:span><text:span text:style-name="T420">esi, aleyhinde aciz vesikası alınması, Maliye Bakanlığı ve ilgili birimlerince aleyhinde tedbir kararı verilmesi ve iş yerinin mühürlenmesi halleri fesih ve tahliye sebebidir.</text:span></text:p>
      <text:p text:style-name="P421"><text:span text:style-name="T422">1</text:span><text:span text:style-name="T423">7</text:span><text:span text:style-name="T424">.2.</text:span><text:span text:style-name="T425"><text:s/>Kiracı, herhangi bir tahliye sebebi gerçekleştiği halde kiralananı tahliye</text:span><text:span text:style-name="T426"><text:s/>etmez ise<text:s/></text:span><text:span text:style-name="T427">“</text:span><text:span text:style-name="T428">ceza</text:span><text:span text:style-name="T429">”</text:span><text:span text:style-name="T430"><text:s/>maddesi uygulanır.</text:span></text:p>
      <text:p text:style-name="P431"><text:span text:style-name="T432">1</text:span><text:span text:style-name="T433">7</text:span><text:span text:style-name="T434">.3. Ceza:<text:s/></text:span><text:span text:style-name="T435">Kiracı ceza durumunun oluştuğu tarihten itibaren geçen her gün için, yıllık kira bedelinin<text:s/></text:span><text:span text:style-name="T436">yüzde bir</text:span><text:span text:style-name="T437">i oranında ayrıca günlük cezai şart ödemeyi kabul ve taahhüt eder.</text:span></text:p>
      <text:p text:style-name="P438"><text:span text:style-name="T439">1</text:span><text:span text:style-name="T440">7</text:span><text:span text:style-name="T441">.4.</text:span><text:span text:style-name="T442"><text:s/>İşbu sözleşme</text:span><text:span text:style-name="T443"><text:s/>i</text:span><text:span text:style-name="T444">le k</text:span><text:span text:style-name="T445">irac</text:span><text:span text:style-name="T446">ı</text:span><text:span text:style-name="T447">,</text:span><text:span text:style-name="T448"><text:s/>halen tahtı icarında bulunan mecuru;</text:span></text:p>
      <text:p text:style-name="P449"><text:span text:style-name="T450">tarihinde, sözleşmenin şartlarına bağlı kalarak, hiçbir cevap itası, tebliğ ve tebellüğ, kanuni merasim, ihtar ve protesto keşidesi, hüküm istihsaline ve mahkeme ilamına hacet kalmaksızın kayıtsız ve şartsız olarak bo</text:span><text:span text:style-name="T451">şaltmayı, hür iradesiyle beyan, kabul ve taahhüt etmiştir. Kiracı; mecuru gününde tahliye edemediği veya etmediği takdirde, tahliye hakkının doğduğu tarihten itibaren geçen her gün için yıllık kira bedelinin % 1 ’i oranında günlük ceza bedeli ödemeyi, kira</text:span><text:span text:style-name="T452">ya veren veya yetkili kanuni vekili tarafından aleyhine yapılacak, her türlü icra takibatı, mahkeme masrafları, avukatlık ücretleri ve benzeri tüm ücretlerinde tamamen kendi veya şahit tarafından; kiracı tüzel kişilik ise, firma imza yetkilisi şahit şahıs<text:s/></text:span><text:span text:style-name="T453">şahsen kendisi tarafından karşılanacağını şimdiden kabul, beyan ve taahhüt etmiştir.</text:span></text:p>
      <text:p text:style-name="P454"><text:span text:style-name="T455">Madde<text:s/></text:span><text:span text:style-name="T456">1</text:span><text:span text:style-name="T457">8</text:span><text:span text:style-name="T458"><text:s/>–<text:s/></text:span><text:span text:style-name="T459">MÜCBİR SEBEP</text:span><text:span text:style-name="T460">:<text:s/></text:span><text:span text:style-name="T461">Doğal afet veya ülkenin dahil olduğu savaşın mücbir sebep kabul edilebilmesi ancak Bayındırlık ve İskan Bakanlığı tarafından bu hususun mücbir sebep olarak ilan edilmesi halinde mümkündür.</text:span><text:span text:style-name="T462"><text:s/>Taşınmazda meydana gelebilecek yangın, su basması, tahribat vb. hallerden doğan zarar ve ziyan kiracı tarafından tazmin edilecektir.</text:span></text:p>
      <text:p text:style-name="P463"><text:span text:style-name="T464">MADDE<text:s/></text:span><text:span text:style-name="T465">19</text:span><text:span text:style-name="T466"><text:s/>–<text:s/></text:span><text:span text:style-name="T467">ŞAHİT</text:span><text:span text:style-name="T468">:</text:span><text:span text:style-name="T469"><text:s/>Şahit, sözleşmeyi imzalayan kişinin, sözleşmede adı geçen kişi olduğuna şahitlik ettiğini kabul ve beyan etmiştir. Kiracı tüzel bir kişilik ise firma imza yetkilisi şahsen şahittir ve bu sözleşmeye attığı imza ile, sözleşme şar</text:span><text:span text:style-name="T470">tlarına uyulmaması ve/veya bu sözleşmeyle bağlantılı tahliye taahhütnamesi vb. belgeler ile ortaya çıkabilecek her türlü maddi ve manevi zararların karşılanması hususunda, tüzel kişilik olan kiracı ile müteselsilen sorumlu ve kefil olduğunu kabul ve beyan<text:s/></text:span><text:span text:style-name="T471">etmiştir.</text:span></text:p>
      <text:p text:style-name="P472"><text:span text:style-name="T473">İşbu akitteki bilgilerin doğruluğunu ve sözleşmenin tüm şartlarına uyacağımı</text:span><text:span text:style-name="T474">,<text:s/></text:span><text:span text:style-name="T475">uyuşmazlıkların çözümü için Tokat Adliyesi Mahkeme ve İcra dairelerinin salahiyetini</text:span><text:span text:style-name="T476"><text:s/>peşinen kabul ettiğ</text:span><text:span text:style-name="T477">imi, işbu sözleşmeyi okuduktan sonra hür irademle imzaladığımı, beyan, kabul ve taahhüt ederim.</text:span></text:p>
      <text:p text:style-name="P478"><text:tab/></text:p>
      <text:p text:style-name="P479"><text:tab/><text:s text:c="2"/></text:p>
      <text:p text:style-name="P480"/>
      <text:p text:style-name="P481"><text:span text:style-name="T482">EK SÖZLEŞME</text:span><text:span text:style-name="T483"><text:s/>–<text:s/></text:span><text:span text:style-name="T484">TAAHHÜTNAME</text:span></text:p>
      <text:p text:style-name="P485"/>
      <text:p text:style-name="P486"><text:span text:style-name="T487"><text:tab/>Halen tahtı icarımda bulunan</text:span><text:span text:style-name="T488"><text:s/>mecuru</text:span><text:span text:style-name="T489">;<text:s/></text:span><text:span text:style-name="T490">belirlediğimiz<text:s/></text:span><text:span text:style-name="T491">tarih</text:span><text:span text:style-name="T492">te</text:span><text:span text:style-name="T493">,<text:s/></text:span><text:span text:style-name="T494">aramızda imzaladığımız kira sözleşmesinin şartlarına bağlı kalarak,<text:s/></text:span><text:span text:style-name="T495">hiçbir kanuni merasime, ihtar ve protesto keşidesine, cevap itasına, tebliğ ve tebellüğe, herhangi bir ihtar ve hiçbir hüküm istihsaline ve mahkemeden ilam almaya hacet kalmaksızın kayıts</text:span><text:span text:style-name="T496">ız ve şartsız olarak boşaltmayı</text:span><text:span text:style-name="T497">, tahliye etmeyi</text:span><text:span text:style-name="T498"><text:s/>kesin olarak, hür irademle beyan, kabul ve taahhüt ediyorum.</text:span></text:p>
      <text:p text:style-name="P499"/>
      <text:p text:style-name="P500"><text:span text:style-name="T501"><text:tab/>Gününde tahliye edemediğim veya etmediğim takdirde, geçen her gün için, yıllık kira bedelinin yüzde biri oranında (%1) günlük ceza bedeli ödemeyi, kiraya veren v</text:span><text:span text:style-name="T502">eya yetkili kanuni vekili tarafından aleyhime yapılacak, her türlü icra takibatı, mahkeme masrafları, avukatlık ücretleri ve benzeri tüm ücretlerinde tamamen şahsım tarafından karşılanacağını şimdiden<text:s/></text:span><text:span text:style-name="T503">kabul, beyan ve taahhüt ediyorum. İşbu taahhütnameyi h</text:span><text:span text:style-name="T504">ür irademle okudum ve imzalıyorum.</text:span></text:p>
      <text:p text:style-name="P505"/>
      <text:p text:style-name="P506"><text:span text:style-name="T507">T</text:span><text:span text:style-name="T508">aahhüdün</text:span><text:span text:style-name="T509"><text:s/></text:span><text:span text:style-name="T510">imzalandığı<text:s/></text:span><text:span text:style-name="T511">tarih</text:span><text:span text:style-name="T512"><text:s text:c="2"/></text:span><text:span text:style-name="T513"><text:tab/>:</text:span></text:p>
      <text:p text:style-name="P514"/>
      <text:p text:style-name="P515">MECURUN</text:p>
      <text:p text:style-name="P516">Taahhüt edilen tahliye<text:s/>tarihi<text:tab/>:</text:p>
      <text:p text:style-name="P517"/>
      <text:p text:style-name="P518"/>
      <text:p text:style-name="P519">İlk kira başlangıç tarihi<text:tab/><text:tab/>:<text:tab/></text:p>
      <text:p text:style-name="P520"/>
      <text:p text:style-name="P521"/>
      <text:p text:style-name="P522">İlk kira bedeli<text:tab/><text:tab/><text:tab/>:</text:p>
      <text:p text:style-name="P523"/>
      <text:p text:style-name="P524"/>
      <text:p text:style-name="P525">Adresi<text:tab/><text:tab/><text:tab/><text:tab/>:<text:s/></text:p>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soft-page-break/>
      <text:p text:style-name="P553">EK<text:s/>SÖZLEŞME</text:p>
      <text:p text:style-name="P554"/>
      <text:p text:style-name="P555">İşbu sözleşme taraflarca Ana sözleşmeye ek olarak imzalanmıştır.</text:p>
      <text:p text:style-name="P556">ABONE GEREKTİREN DURUMLAR</text:p>
      <text:p text:style-name="P557"><text:span text:style-name="T558">Kiralanan Tek bir parselde birden fazla kiracı barındıran bir yapıdadır. Tek tapu olması nedeniyle her kiracı için ayrı bir abone kanunen mümkün değildir.</text:span><text:span text:style-name="T559"><text:s/>Bu nedenle elektrik su gibi abonelik gerektiren işlemler süzme sayaç vasıtasıyla halledilecektir. <text:s/>Süzme sayaç yazarı üzerinden aylık ödemeler aboneliklerin sahibi olan kiraya verene yapılacaktır. Kiraya veren elektrik ve su bedellerinin belirlenmesinde f</text:span><text:span text:style-name="T560">atura miktarını ve süzme sayaç yazarlarını dikkate alarak tahsilat yapacaktır. Kiralananda bulunan ana pano ve elektrik tesisatı, aşağıdaki şartlar dahilinde kiracı tarafından ücretsiz olarak kullanılacaktır.</text:span></text:p>
      <text:list text:style-name="LFO2" text:continue-numbering="true">
        <text:list-item>
          <text:p text:style-name="P561"><text:span text:style-name="T562">Kiracı, kiraya verene ait abone ve pano<text:s/></text:span><text:span text:style-name="T563">üzerinden elektrik kullanımı sağlayacaktır.</text:span></text:p>
        </text:list-item>
        <text:list-item>
          <text:p text:style-name="P564"><text:span text:style-name="T565">Kiracının aylık elektrik tüketiminin belirlenebilmesi için bir süzme sayaç takılacak ve kullanım miktarları kayıt altına alınacaktır.</text:span></text:p>
        </text:list-item>
        <text:list-item>
          <text:p text:style-name="P566"><text:span text:style-name="T567">Mecurda bulunan ana pano, kiracının enerji ihtiyacını karşılayacak şekilde tes</text:span><text:span text:style-name="T568">is edilmiştir ve kiracıya 100 amperlik sigorta ile panodan enerji verilmektedir.</text:span></text:p>
        </text:list-item>
        <text:list-item>
          <text:p text:style-name="P569">Kira başlangıcında, kiracı kendine ait elektrik sayacından sonra, kullanacağı elektrikli aletlerin korunması amaçlı, ana panoda kendisine tahsis edilen sigorta da dahil olmak<text:s/>üzere, sigorta, termik, kontaktör, röle vb. gibi gerekli olan tesisat malzemelerini tesisatına eklemekle yükümlüdür.</text:p>
        </text:list-item>
        <text:list-item>
          <text:p text:style-name="P570">Kiracının ekipmanlarında ana panoda kendisine tahsis edilen sigorta da dahil olmak üzere oluşabilecek elektrik tesisatı kaynaklı arızaların<text:s/>sorumluluğu tamamen kiracıya aittir.</text:p>
        </text:list-item>
        <text:list-item>
          <text:p text:style-name="P571">Kiracı kendisine ait sayaçtan sonraki tesisat ve ekipmanlarda oluşabilecek arızalardan münferiden sorumludur.</text:p>
        </text:list-item>
        <text:list-item>
          <text:p text:style-name="P572">Ana panoda oluşabilecek arızalardan, ana pano üzerinden enerji sağlayan kiracı müştereken sorumludur.</text:p>
        </text:list-item>
        <text:list-item>
          <text:p text:style-name="P573">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74">Teminat bedeli, kira bitiminde borcu olmaması durumunda kiracıya, ödediği miktar kadar iade edilecektir. Teminat iadesinde fiyat farkı uygulanmaz.</text:p>
        </text:list-item>
      </text:list>
      <text:p text:style-name="P575"/>
      <text:p text:style-name="P576">Kiralananda ön ödemeli su sayacı kullanıldığından her kiracı payına düşen aylık su kullanım ücretini kiraya verene ödemekle yükümlüdür. Su tesisatında oluşabilecek arızaların masraflardan; ana hatta tüm kiracılar müştereken, kendi bölgesi içerisinde oluşan arızalardan ise her kiracı münferiden sorumludur.</text:p>
      <text:p text:style-name="P577">Aylık kullanılan elektrik ve su bedeli ödenmemesi kiracının temerrüt sebebi sayılacaktır.</text:p>
      <text:p text:style-name="P578"/>
      <text:p text:style-name="P579">Mecur hakkında açıklamalar:</text:p>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fo:margin-left="1.9694in" fo:text-indent="0.4923in">
        <style:tab-stops/>
      </style:paragraph-properties>
    </style:style>
    <style:style style:name="T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00%"/>
    </style:style>
  </office:automatic-styles>
  <office:master-styles>
    <style:master-page style:name="MP0" style:page-layout-name="PL0">
      <style:footer>
        <text:p text:style-name="P2"/>
        <text:p text:style-name="P3"><text:span text:style-name="T4">Metin ÇELİK</text:span><text:span text:style-name="T5"><text:s/></text:span></text:p>
        <text:p text:style-name="P6">Kiraya Veren<text:tab/><text:tab/><text:tab/><text:tab/>Kiracı<text:tab/><text:tab/><text:tab/><text:tab/><text:tab/>Şahit<text:tab/><text:tab/><text:tab/><text:tab/></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9-28T06:43:00Z</meta:creation-date>
    <dc:date>2023-09-28T12:25:00Z</dc:date>
    <meta:print-date>2023-09-28T06:39:00Z</meta:print-date>
    <meta:template xlink:href="Normal" xlink:type="simple"/>
    <meta:editing-cycles>3</meta:editing-cycles>
    <meta:editing-duration>PT3720S</meta:editing-duration>
    <meta:document-statistic meta:page-count="5" meta:paragraph-count="36" meta:word-count="2705" meta:character-count="18094" meta:row-count="128" meta:non-whitespace-character-count="15425"/>
  </office:meta>
</office:document-meta>
</file>